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5">
            <text:p>15</text:p>
          </table:table-cell>
          <table:table-cell table:formula="of:=[.A1]*[.A1]" office:value-type="float" office:value="225">
            <text:p>225</text:p>
          </table:table-cell>
          <table:table-cell table:formula="of:=SUM([.A1:.A10])/10" office:value-type="float" office:value="14.3">
            <text:p>14,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2]*[.A2]" office:value-type="float" office:value="144">
            <text:p>144</text:p>
          </table:table-cell>
          <table:table-cell table:formula="of:=SUM([.B1:.B10])/10-[.C1]*[.C1]" office:value-type="float" office:value="12.01">
            <text:p>12,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3]*[.A3]" office:value-type="float" office:value="400">
            <text:p>400</text:p>
          </table:table-cell>
          <table:table-cell table:formula="of:=10*[.C2]/9" office:value-type="float" office:value="13.3444444444444">
            <text:p>13,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4]*[.A4]" office:value-type="float" office:value="324">
            <text:p>324</text:p>
          </table:table-cell>
          <table:table-cell table:formula="of:=SQRT([.C3])" office:value-type="float" office:value="3.65300485141266">
            <text:p>3,6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5]*[.A5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A6]*[.A6]"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A7]*[.A7]"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A8]*[.A8]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A9]*[.A9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A10]*[.A10]" office:value-type="float" office:value="225">
            <text:p>22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3">13/12/2009</text:date>, <text:time>23:45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13T23:45:33.23</dc:date>
    <dc:creator>joseluis</dc:creator>
    <meta:editing-duration>PT02H45M25S</meta:editing-duration>
    <meta:editing-cycles>1</meta:editing-cycles>
    <meta:document-statistic meta:table-count="1" meta:cell-count="24" meta:object-count="0"/>
    <meta:generator>OpenOffice.org/3.0$Win32 OpenOffice.org_project/300m9$Build-9358</meta:generator>
    <meta:user-defined meta:name="Información 1"/>
    <meta:user-defined meta:name="Información 2"/>
    <meta:user-defined meta:name="Información 3"/>
    <meta:user-defined meta:name="Información 4"/>
  </office:meta>
</office:document-meta>
</file>